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ascadia Code" svg:font-family="'Cascadia Code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073199"/>
    </style:style>
    <style:style style:name="P3" style:family="paragraph" style:parent-style-name="Standard" style:list-style-name="L1">
      <style:text-properties style:font-name="Cascadia Code" fo:font-size="14pt" style:font-size-asian="14pt" style:font-size-complex="14pt"/>
    </style:style>
    <style:style style:name="T1" style:family="text">
      <style:text-properties style:font-name="Cascadia Code"/>
    </style:style>
    <style:style style:name="T2" style:family="text">
      <style:text-properties style:font-name="Cascadia Code" fo:font-size="14pt" style:font-size-asian="14pt" style:font-size-complex="14pt"/>
    </style:style>
    <style:style style:name="T3" style:family="text">
      <style:text-properties style:font-name="Cascadia Code" fo:font-size="14pt" officeooo:rsid="00073199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825267" text:style-name="L1">
        <text:list-item>
          <text:p text:style-name="P2"><text:span text:style-name="T3">Finding the order of of subgroup</text:span></text:p>
          <text:list>
            <text:list-item>
              <text:p text:style-name="P2"><text:a xlink:type="simple" xlink:href="https://andrea.corbellini.name/2015/05/23/elliptic-curve-cryptography-finite-fields-and-discrete-logarithms/" text:style-name="Internet_20_link" text:visited-style-name="Visited_20_Internet_20_Link"><text:span text:style-name="T3">Elliptic Curve Cryptography: finite fields and discrete logarithms - Andrea Corbellini</text:span></text:a><text:span text:style-name="T3"> </text:span></text:p>
            </text:list-item>
          </text:list>
        </text:list-item>
        <text:list-item>
          <text:p text:style-name="P1"><text:a xlink:type="simple" xlink:href="https://en.wikipedia.org/wiki/Counting_points_on_elliptic_curves#Approaches_to_counting_points_on_elliptic_curves" text:style-name="Internet_20_link" text:visited-style-name="Visited_20_Internet_20_Link"><text:span text:style-name="T2"/></text:a></text:p>
        </text:list-item>
        <text:list-item>
          <text:p text:style-name="P1"><text:a xlink:type="simple" xlink:href="https://en.wikipedia.org/wiki/Counting_points_on_elliptic_curves#Approaches_to_counting_points_on_elliptic_curves" text:style-name="Internet_20_link" text:visited-style-name="Visited_20_Internet_20_Link"><text:span text:style-name="T2"/></text:a></text:p>
        </text:list-item>
        <text:list-item>
          <text:p text:style-name="P1"><text:a xlink:type="simple" xlink:href="https://en.wikipedia.org/wiki/Counting_points_on_elliptic_curves#Approaches_to_counting_points_on_elliptic_curves" text:style-name="Internet_20_link" text:visited-style-name="Visited_20_Internet_20_Link"><text:span text:style-name="T2">Counting points on elliptic curves - Wikipedia</text:span></text:a><text:span text:style-name="T2"> </text:span></text:p>
        </text:list-item>
        <text:list-item>
          <text:p text:style-name="P1"><text:a xlink:type="simple" xlink:href="https://www.certicom.com/content/certicom/en/21-elliptic-curve-addition-a-geometric-approach.html" text:style-name="Internet_20_link" text:visited-style-name="Visited_20_Internet_20_Link"><text:span text:style-name="T2">2.1 Elliptic Curve Addition: A Geometric Approach (certicom.com)</text:span></text:a><text:span text:style-name="T2"> </text:span></text:p>
        </text:list-item>
        <text:list-item>
          <text:p text:style-name="P1"><text:a xlink:type="simple" xlink:href="https://andrea.corbellini.name/2015/05/30/elliptic-curve-cryptography-ecdh-and-ecdsa/" text:style-name="Internet_20_link" text:visited-style-name="Visited_20_Internet_20_Link"><text:span text:style-name="T2">Elliptic Curve Cryptography: ECDH and ECDSA - Andrea Corbellini</text:span></text:a><text:span text:style-name="T2"> </text:span></text:p>
        </text:list-item>
        <text:list-item>
          <text:p text:style-name="P3"><text:a xlink:type="simple" xlink:href="https://podometic.in/download-ancient-hindu-maths-books/" text:style-name="Internet_20_link" text:visited-style-name="Visited_20_Internet_20_Link">Rare Books | Get Jonathan J. Crabtree's Podometic™ Bharatiya Maths for Fun Fast Easy Primary-Level Modern Maths</text:a> 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ascadia Code" svg:font-family="'Cascadia Code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0T06:04:16.002000000</dc:date>
    <meta:editing-duration>PT6H38M24S</meta:editing-duration>
    <meta:editing-cycles>7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9" meta:word-count="67" meta:character-count="416" meta:non-whitespace-character-count="359"/>
  </office:meta>
</office:document-meta>
</file>